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ulukko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Astar</text:p>
          </table:table-cell>
          <table:table-cell table:number-columns-repeated="2"/>
          <table:table-cell office:value-type="string">
            <text:p>Dijkstra</text:p>
          </table:table-cell>
          <table:table-cell/>
          <table:table-cell>
            <draw:frame table:end-cell-address="Taulukko1.O24" table:end-x="0.7413in" table:end-y="0.0362in" draw:z-index="0" draw:style-name="gr1" svg:width="6.2988in" svg:height="3.5429in" svg:x="0.6657in" svg:y="0.0496in">
              <draw:object draw:notify-on-update-of-ranges="Taulukko1.C6:Taulukko1.C14 Taulukko1.D5:Taulukko1.D5 Taulukko1.D6:Taulukko1.D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Reittien lkm</text:p>
          </table:table-cell>
          <table:table-cell office:value-type="string">
            <text:p>Aika</text:p>
          </table:table-cell>
          <table:table-cell/>
          <table:table-cell office:value-type="string">
            <text:p>Reittien lkm</text:p>
          </table:table-cell>
          <table:table-cell office:value-type="string">
            <text:p>Aika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13">
            <text:p>0.13</text:p>
          </table:table-cell>
          <table:table-cell/>
          <table:table-cell office:value-type="float" office:value="100">
            <text:p>100</text:p>
          </table:table-cell>
          <table:table-cell office:value-type="float" office:value="0.325">
            <text:p>0.3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office:value-type="float" office:value="0.247">
            <text:p>0.247</text:p>
          </table:table-cell>
          <table:table-cell/>
          <table:table-cell office:value-type="float" office:value="500">
            <text:p>500</text:p>
          </table:table-cell>
          <table:table-cell office:value-type="float" office:value="0.677">
            <text:p>0.6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0.414">
            <text:p>0.414</text:p>
          </table:table-cell>
          <table:table-cell/>
          <table:table-cell office:value-type="float" office:value="1000">
            <text:p>1000</text:p>
          </table:table-cell>
          <table:table-cell office:value-type="float" office:value="0.726">
            <text:p>0.7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">
            <text:p>5000</text:p>
          </table:table-cell>
          <table:table-cell office:value-type="float" office:value="0.729">
            <text:p>0.729</text:p>
          </table:table-cell>
          <table:table-cell/>
          <table:table-cell office:value-type="float" office:value="5000">
            <text:p>5000</text:p>
          </table:table-cell>
          <table:table-cell office:value-type="float" office:value="1.133">
            <text:p>1.1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float" office:value="1.262">
            <text:p>1.26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.757">
            <text:p>1.7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0">
            <text:p>50000</text:p>
          </table:table-cell>
          <table:table-cell office:value-type="float" office:value="5.888">
            <text:p>5.888</text:p>
          </table:table-cell>
          <table:table-cell/>
          <table:table-cell office:value-type="float" office:value="50000">
            <text:p>50000</text:p>
          </table:table-cell>
          <table:table-cell office:value-type="float" office:value="6.222">
            <text:p>6.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  <table:table-cell office:value-type="float" office:value="11.254">
            <text:p>11.254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2.04">
            <text:p>12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000">
            <text:p>250000</text:p>
          </table:table-cell>
          <table:table-cell office:value-type="float" office:value="27.803">
            <text:p>27.803</text:p>
          </table:table-cell>
          <table:table-cell/>
          <table:table-cell office:value-type="float" office:value="250000">
            <text:p>250000</text:p>
          </table:table-cell>
          <table:table-cell office:value-type="float" office:value="29.346">
            <text:p>29.3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00">
            <text:p>500000</text:p>
          </table:table-cell>
          <table:table-cell office:value-type="float" office:value="58.178">
            <text:p>58.178</text:p>
          </table:table-cell>
          <table:table-cell/>
          <table:table-cell office:value-type="float" office:value="500000">
            <text:p>500000</text:p>
          </table:table-cell>
          <table:table-cell office:value-type="float" office:value="62.741">
            <text:p>62.74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>
            <draw:frame table:end-cell-address="Taulukko1.H36" table:end-x="0.4555in" table:end-y="0.0996in" draw:z-index="1" draw:style-name="gr1" svg:width="6.2988in" svg:height="3.5429in" svg:x="0.3795in" svg:y="0.1126in">
              <draw:object draw:notify-on-update-of-ranges="Taulukko1.F6:Taulukko1.F14 Taulukko1.G5:Taulukko1.G5 Taulukko1.G6:Taulukko1.G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6/15/2013</text:date>, <text:time>19:30:2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i Lode</meta:initial-creator>
    <meta:creation-date>2013-06-15T18:03:51.63</meta:creation-date>
    <dc:date>2013-06-15T19:30:26.30</dc:date>
    <dc:creator>Lauri Lode</dc:creator>
    <meta:editing-duration>PT13M22S</meta:editing-duration>
    <meta:editing-cycles>1</meta:editing-cycles>
    <meta:document-statistic meta:table-count="3" meta:cell-count="42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14cm" svg:y="0.316cm" chart:style-name="ch2">
          <text:p>Astar</text:p>
        </chart:title>
        <chart:legend chart:legend-position="end" svg:x="14.503cm" svg:y="4.192cm" chart:style-name="ch3"/>
        <chart:plot-area chart:style-name="ch4" table:cell-range-address="Taulukko1.C5:Taulukko1.D14" chart:data-source-has-labels="both" svg:x="1.358cm" svg:y="1.635cm" svg:width="12.505cm" svg:height="6.177cm">
          <chartooo:coordinate-region svg:x="1.979cm" svg:y="1.847cm" svg:width="11.884cm" svg:height="5.292cm"/>
          <chart:axis chart:dimension="x" chart:name="primary-x" chart:style-name="ch5">
            <chart:title svg:x="6.759cm" svg:y="7.993cm" chart:style-name="ch6">
              <text:p>reittien lkm</text:p>
            </chart:title>
            <chart:categories table:cell-range-address="Taulukko1.C6:Taulukko1.C14"/>
          </chart:axis>
          <chart:axis chart:dimension="y" chart:name="primary-y" chart:style-name="ch7">
            <chart:title svg:x="0.451cm" svg:y="5.667cm" chart:style-name="ch8">
              <text:p>Käytetty aika</text:p>
            </chart:title>
            <chart:grid chart:style-name="ch9" chart:class="major"/>
          </chart:axis>
          <chart:series chart:style-name="ch10" chart:values-cell-range-address="Taulukko1.D6:Taulukko1.D14" chart:label-cell-address="Taulukko1.D5:Taulukko1.D5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ka</text:p>
                <draw:g>
                  <svg:desc>Taulukko1.D5:Taulukko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Taulukko1.C6:Taulukko1.C14</svg:desc>
                </draw:g>
              </table:table-cell>
              <table:table-cell office:value-type="float" office:value="0.13">
                <text:p>0.13</text:p>
                <draw:g>
                  <svg:desc>Taulukko1.D6:Taulukko1.D14</svg:desc>
                </draw:g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5.888">
                <text:p>5.888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1.254">
                <text:p>11.254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27.803">
                <text:p>27.803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58.178">
                <text:p>58.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02cm" svg:y="0.316cm" chart:style-name="ch2">
          <text:p>Dijkstra</text:p>
        </chart:title>
        <chart:legend chart:legend-position="end" svg:x="14.503cm" svg:y="4.192cm" chart:style-name="ch3"/>
        <chart:plot-area chart:style-name="ch4" table:cell-range-address="Taulukko1.F5:Taulukko1.G14" chart:data-source-has-labels="both" svg:x="1.358cm" svg:y="1.635cm" svg:width="12.505cm" svg:height="6.177cm">
          <chartooo:coordinate-region svg:x="1.979cm" svg:y="1.847cm" svg:width="11.884cm" svg:height="5.292cm"/>
          <chart:axis chart:dimension="x" chart:name="primary-x" chart:style-name="ch5">
            <chart:title svg:x="6.693cm" svg:y="7.993cm" chart:style-name="ch6">
              <text:p>Reittien lkm</text:p>
            </chart:title>
            <chart:categories table:cell-range-address="Taulukko1.F6:Taulukko1.F14"/>
          </chart:axis>
          <chart:axis chart:dimension="y" chart:name="primary-y" chart:style-name="ch7">
            <chart:title svg:x="0.451cm" svg:y="5.706cm" chart:style-name="ch8">
              <text:p>Käytettyt aika</text:p>
            </chart:title>
            <chart:grid chart:style-name="ch9" chart:class="major"/>
          </chart:axis>
          <chart:series chart:style-name="ch10" chart:values-cell-range-address="Taulukko1.G6:Taulukko1.G14" chart:label-cell-address="Taulukko1.G5:Taulukko1.G5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ka</text:p>
                <draw:g>
                  <svg:desc>Taulukko1.G5:Taulukko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Taulukko1.F6:Taulukko1.F14</svg:desc>
                </draw:g>
              </table:table-cell>
              <table:table-cell office:value-type="float" office:value="0.325">
                <text:p>0.325</text:p>
                <draw:g>
                  <svg:desc>Taulukko1.G6:Taulukko1.G14</svg:desc>
                </draw:g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757">
                <text:p>1.757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6.222">
                <text:p>6.222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29.346">
                <text:p>29.346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62.741">
                <text:p>62.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